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4-03-12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3-08-08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2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9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4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2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3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1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4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3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20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5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9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8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7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3-27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7-02-0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10-19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19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6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0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5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4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31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3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7-0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3-0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2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2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1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0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0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9-02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29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26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2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2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19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1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1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1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0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05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03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8-0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29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2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2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22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20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8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4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12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0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7-07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3904</text:p>
          </table:table-cell>
          <table:table-cell office:value-type="string" calcext:value-type="string">
            <text:p>2011-06-2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476" meta:object-count="0"/>
    <meta:user-defined meta:name="AppVersion">3.0</meta:user-defined>
  </office:meta>
</office:document-meta>
</file>